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unito sansregular" svg:font-family="'nunito sansregular'"/>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04ba6c" style:font-size-asian="14pt" style:font-size-complex="14pt"/>
    </style:style>
    <style:style style:name="P3" style:family="paragraph" style:parent-style-name="Standard">
      <style:paragraph-properties fo:text-align="justify"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Liberation Sans" fo:font-size="20pt" style:text-underline-style="solid" style:text-underline-width="auto" style:text-underline-color="font-color" fo:font-weight="bold" officeooo:paragraph-rsid="0004ba6c"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paragraph-rsid="0004ba6c" style:font-size-asian="14pt" style:font-weight-asian="bold" style:font-size-complex="14pt" style:font-weight-complex="bold"/>
    </style:style>
    <style:style style:name="P6" style:family="paragraph" style:parent-style-name="Standard">
      <style:text-properties fo:font-size="14pt" officeooo:paragraph-rsid="0004ba6c"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officeooo:paragraph-rsid="0004ba6c" style:font-size-asian="14pt" style:font-size-complex="14pt"/>
    </style:style>
    <style:style style:name="P9" style:family="paragraph" style:parent-style-name="Standard">
      <style:paragraph-properties fo:text-align="justify" style:justify-single-word="false"/>
      <style:text-properties fo:font-size="14pt" fo:font-weight="bold" officeooo:paragraph-rsid="0004ba6c"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4ba6c"/>
    </style:style>
    <style:style style:name="T3" style:family="text">
      <style:text-properties officeooo:rsid="000bd9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LANTIR</text:p>
      <text:p text:style-name="P8"/>
      <text:p text:style-name="P8">1. Palantir Technologies may be a non-public yankee code company that makes a speciality of huge information analytics. Headquartered in town, California, it had been supported by Peter Thiel, Nathan Gettings, Joe Lonsdale, writer Cohen, and Alex Karp.</text:p>
      <text:p text:style-name="P8"/>
      <text:p text:style-name="P8">2. It was founded in 2003.</text:p>
      <text:p text:style-name="P8"/>
      <text:p text:style-name="P8">3. Palantir have 2 main products - </text:p>
      <text:p text:style-name="P8"><text:tab/><text:tab/><text:span text:style-name="T1">i) Palantir Gotham</text:span></text:p>
      <text:p text:style-name="P9"><text:tab/><text:tab/>ii) Palantir Foundry</text:p>
      <text:p text:style-name="P8"/>
      <text:p text:style-name="P8">4.<text:span text:style-name="T1">Palantir Gotham </text:span>-</text:p>
      <text:p text:style-name="P8"><text:tab/> a) Fuse information|the info|the information} into human centrical <text:tab/>model:Palantir Gotham integrates and transforms data,regardless of kind or <text:tab/>volume, into one, coherent information quality.</text:p>
      <text:p text:style-name="P8"/>
      <text:p text:style-name="P8"><text:tab/> b) Bring information to life from human-driven analysis :In Gotham's i<text:tab/>ntegrated Applications and Modules, users will search all information sources <text:tab/>quickly, explore divergent hypotheses, surface unknown connections and <text:tab/>patterns, and share insights with their colleagues</text:p>
      <text:p text:style-name="P8"/>
      <text:p text:style-name="P8"><text:tab/> c) Palantir Gotham integrates structured and unstructured information, <text:tab/>provides search and discovery capabilities, data management, and secure <text:tab/>collaboration</text:p>
      <text:p text:style-name="P8"/>
      <text:p text:style-name="P8">5.<text:span text:style-name="T1">Palantir mill</text:span> -</text:p>
      <text:p text:style-name="P8"><text:tab/> a) Foundry permits users with varied technical ability and deep material <text:tab/><text:tab/>experience to figure meaningfully with information</text:p>
      <text:p text:style-name="P8"/>
      <text:p text:style-name="P8"><text:tab/> b) With mill, anyone will supply, connect, and rework information into any <text:tab/>form they want, then use it to require action.</text:p>
      <text:p text:style-name="P8"/>
      <text:p text:style-name="P8"><text:tab/> c) Powering information Transformation: it's four core pillars of a versatile <text:tab/>and enduring transformation</text:p>
      <text:p text:style-name="P8"><text:tab/><text:tab/>i) information Security</text:p>
      <text:p text:style-name="P8"><text:tab/><text:tab/>ii)Business metaphysics</text:p>
      <text:p text:style-name="P8"><text:tab/><text:tab/>iii)Analyitcal Diversity</text:p>
      <text:p text:style-name="P8"><text:tab/><text:tab/>iv)Openess and extenisiblity</text:p>
      <text:p text:style-name="P8"/>
      <text:p text:style-name="P8">6.<text:span text:style-name="T1">Other services provided by Palantir are:</text:span></text:p>
      <text:p text:style-name="P8"><text:tab/>i) Defence - From strategy to operations to techniques, from reachback <text:tab/>facilities to the plan of action fringe of the parcel of land, Palantir Defense <text:soft-page-break/><text:tab/>offers the warfighter immediate access to the most recent essential info, <text:tab/>removing the technical barriers to raised data-driven deciding.</text:p>
      <text:p text:style-name="P8"/>
      <text:p text:style-name="P8"><text:tab/>ii) Skywise - The Skywise platform, provided by airliner and powered <text:s/>by <text:tab/>Palantir, is sanctioning the digital transformation of the aviation price chain. <text:tab/>Skywise, AN integrated information management and analytics platform, <text:tab/>permits operators to interrupt down ancient information silos and connect their <text:tab/>operational, maintenance, and craft information with existing airliner <text:tab/>information within the platform. Skywise brings along AN airline's massive-<text:tab/>scale detector information, maintenance system, craft schedules, rider <text:tab/>bookings, and a lot of into one information foundation.</text:p>
      <text:p text:style-name="P8"/>
      <text:p text:style-name="P8"><text:tab/>iii) Sales and Revenue - Organizations use Palantir mill to rework sales <text:tab/>organizations into data-driven machines. mill removes silos among groups <text:tab/>liable for the highest line, and provides leadership with a unified read of the <text:tab/>complete organization.</text:p>
      <text:p text:style-name="P8"/>
      <text:p text:style-name="P8"><text:tab/>iv) Insurance Analytics - Palantir Insurance Analytics quickly fuses disparate <text:tab/>information sources, structured and unstructured, for unified search and <text:tab/>analysis. Integrate medical cryptography, drug codes, claims formats, approved <text:tab/>drug attributes, prescription transactions, and comparative hospital information.</text:p>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EDPOL</text:p>
      <text:p text:style-name="P3"/>
      <text:p text:style-name="P7">PredPol, the leader in prophetical Policing software package, is Associate in Nursing innovative and verified policing technology that helps enforcement predict and forestall crime.</text:p>
      <text:p text:style-name="P7"/>
      <text:p text:style-name="P7">1. PredPol contains a precise definition of prophetical policing.</text:p>
      <text:p text:style-name="P7"/>
      <text:p text:style-name="P7">2. prophetical policing refers to the usage of mathematical, prophetical analytics, and alternative analytical techniques in enforcement to spot potential criminal activity.</text:p>
      <text:p text:style-name="P7"/>
      <text:p text:style-name="P7">3. PredPol predicts crime mistreatment cloud software package technology that identifies the best risk times and places in close to time period.</text:p>
      <text:p text:style-name="P7"/>
      <text:p text:style-name="P7">4. This technology is employed to spot the days and locations wherever specific crimes ar presumably to occur, then patrolling those areas to forestall those crimes from occurring.</text:p>
      <text:p text:style-name="P7"/>
      <text:p text:style-name="P7">5. The key mission of PredPol is to assist enforcement keep communities safer by reducing victimization.</text:p>
      <text:p text:style-name="P7"/>
      <text:p text:style-name="P7">6. it had been based in 2012 by Saint George Mohler &amp; Jeff Brantingham.</text:p>
      <text:p text:style-name="P7"/>
      <text:p text:style-name="P7">7. PredPol uses seventeen technology product and services together with Google Analytics, WordPress, and G Suite.</text:p>
      <text:p text:style-name="P7"/>
      <text:p text:style-name="P7">8. In policing, prophetical policing has been enforced by police departments in many states like American state, Washington, South Carolina, Alabama, Arizona, Tennessee, etc.</text:p>
      <text:p text:style-name="P7"/>
      <text:p text:style-name="P7">9. prognostic policing ways comprise four general categories:</text:p>
      <text:p text:style-name="P7"><text:tab/>a) ways for predicting crimes</text:p>
      <text:p text:style-name="P7"><text:tab/>b) ways for predicting offenders</text:p>
      <text:p text:style-name="P7"><text:tab/>c) ways for predicting perpetrators' identities</text:p>
      <text:p text:style-name="P7"><text:tab/>d) ways for predicting victims of crime.</text:p>
      <text:p text:style-name="P7"/>
      <text:p text:style-name="P7">10. Rcently, local department (LAPD) tested the accuracy of PredPol that is doubly that of its current practices.</text:p>
      <text:p text:style-name="P7"/>
      <text:p text:style-name="P7">11. In Santa Cruz, California, the implementation of prognostic policing resulted during a nineteen call in the amount of burglaries (In simply six months period).</text:p>
      <text:p text:style-name="P7"/>
      <text:p text:style-name="P7">12. PredPol uses a machine-learning rule to calculate predictions. LAPD and also the Santa Cruz (California) local department, once study, found that the 3 most objective <text:soft-page-break/>knowledge points collected by police departments for policing and predictions, victimization machine-learning rule, are:</text:p>
      <text:p text:style-name="P7"><text:tab/>i) Crime kind</text:p>
      <text:p text:style-name="P7"><text:tab/>ii) Crime location</text:p>
      <text:p text:style-name="P7"><text:tab/>iii) Crime date and time</text:p>
      <text:p text:style-name="P7"/>
      <text:p text:style-name="P7">13. The PredPol algorithmic rule - 3 aspects of bad person behavior that model the algorithmic rule.</text:p>
      <text:p text:style-name="P7"><text:tab/>i) Repeat Victimization- if a home is broken into nowadays, the danger that it's broken into tomorrow truly goes up. </text:p>
      <text:p text:style-name="P7"><text:tab/>ii) Near-Repeat Victimization- not solely is your own house at bigger risk of being broken into once more, however your neighbor’s home is conjointly at bigger risk </text:p>
      <text:p text:style-name="P7"><text:tab/>iii) native Search-offenders seldom travel terribly aloof from their key activity points like their home, work and play locations, that means that crimes tend to cluster along.</text:p>
      <text:p text:style-name="P7"/>
      <text:p text:style-name="P7"><text:tab/>It solely use five information points for every incident to get our predictions:</text:p>
      <text:p text:style-name="P7"><text:tab/><text:tab/>Incident symbol</text:p>
      <text:p text:style-name="P7"><text:tab/><text:tab/>Crime or Event sort</text:p>
      <text:p text:style-name="P7"><text:tab/><text:tab/>Location of Incident</text:p>
      <text:p text:style-name="P7"><text:tab/><text:tab/>Timestamps with begin and finish Date/Time for Incident</text:p>
      <text:p text:style-name="P7"><text:tab/><text:tab/>Record changed Date/Time for Incident</text:p>
      <text:p text:style-name="P7"/>
      <text:p text:style-name="P7">14. Closing The Loop With information And coverage</text:p>
      <text:p text:style-name="P7"><text:tab/><text:tab/>Analytics</text:p>
      <text:p text:style-name="P7"><text:tab/><text:tab/>Point-and-click coverage</text:p>
      <text:p text:style-name="P7"><text:tab/><text:tab/>Crime analytics</text:p>
      <text:p text:style-name="P7"><text:tab/><text:tab/>Graphical crime analysis</text:p>
      <text:p text:style-name="P7"><text:tab/><text:tab/>Downloadable reports in CSV or PDF format</text:p>
      <text:p text:style-name="P7"><text:tab/><text:tab/>Deeper understanding of your crime and operations information.</text:p>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text:soft-page-break/>G<text:span text:style-name="T2">EOFEEDIA</text:span></text:p>
      <text:p text:style-name="P7"/>
      <text:p text:style-name="P7">1. Geofeedia is that the market leader in location-based social media watching, intelligence and analysis for company security, public safety, media and journalism, and selling groups.</text:p>
      <text:p text:style-name="P7"/>
      <text:p text:style-name="P7">2. Geofeedia was based in 2011 by Scott Mitchell, electro-acoustic transducer Mulroy,and Phil Harris. it's headquartered in Chicago, I.L. with offices in metropolis, FL and Indianapolis, Indiana.</text:p>
      <text:p text:style-name="P7"/>
      <text:p text:style-name="P7">3. Its proprietary platform allows organizations to derive social intelligence from specific geographic locations to grasp, in time period, what’s happening at intervals the areas, that square measure most vital to them.</text:p>
      <text:p text:style-name="P7"/>
      <text:p text:style-name="P7">4. Geofeedia uses sixteen technology product and services together with Google Analytics, WordPress, and G Suite.</text:p>
      <text:p text:style-name="P7"/>
      <text:p text:style-name="P7">5. Social media trailing tool Geofeedia comes within the spotlight once Maryland police same it might have helped them spot the suspected gunman before he killed 5 at associate degree Annapolis newspaper.</text:p>
      <text:p text:style-name="P7"/>
      <text:p text:style-name="P7">6. In Gregorian calendar month 2016, the yank Civil Liberties Union revealed a report that the company's technologies were wont to determine and arrest protestors in events like the 2015 urban center protests that followed the death of Freddie grey.</text:p>
      <text:p text:style-name="P7"/>
      <text:p text:style-name="P7">7. It uses automatic face recognition technology, on the bais of knowledge collected from Facebook, instagram, twitter, Vine, Periscope.</text:p>
      <text:p text:style-name="P7"/>
      <text:p text:style-name="P7">8. In 2017, Facebook, Instagram, and Twitter bring to an end Geofeedia's access to their information.</text:p>
      <text:p text:style-name="P7"/>
      <text:p text:style-name="P7">9. In starting (2014), major purchasers of Geofeedia square measure <text:span text:style-name="T3">c</text:span>ounty Sheriff's Department and Los Angeles.</text:p>
      <text:p text:style-name="P7"/>
      <text:p text:style-name="P7">10. Facebook conjointly used its service to notice associate degree entrant uploading photos taken within the workplace of its CEO.</text:p>
      <text:p text:style-name="P7"/>
      <text:p text:style-name="P7">10. purchasers might visualize posts in a section in realtime and analyze the contents.</text:p>
      <text:p text:style-name="P7"/>
      <text:p text:style-name="P7">11. In 2018, Hub of the Universe Police Used Twitter and Facebook to follow Protestors that targeted Muslims together with Geofeedia.</text:p>
      <text:p text:style-name="P3"/>
      <text:p text:style-name="P3"/>
      <text:p text:style-name="P3"/>
      <text:p text:style-name="P3"><text:soft-page-break/>Domain Awareness Systems (DAS) built by NYPD &amp; Microsoft</text:p>
      <text:p text:style-name="P7"/>
      <text:p text:style-name="P7">1. Domain Awareness System may be a closed-circuit television developed as a part of Lower Manhattan Security Initiative in a very partnership between the the big apple department of local government and Microsoft to observe the big apple town.</text:p>
      <text:p text:style-name="P7"/>
      <text:p text:style-name="P7">2. this permits them to trace police investigation targets and gain careful data concerning them. The system is connected to six,000 video cameras around the big apple town.</text:p>
      <text:p text:style-name="P7"/>
      <text:p text:style-name="P7">3. The NYPD's Domain Awareness System may be a wide <text:s/>network of sensors, databases, devices, software, and infrastructure that informs higher cognitive process by delivering analytics and tailored data to officers' smartphones and city district desktops.</text:p>
      <text:p text:style-name="P7"/>
      <text:p text:style-name="P7">4. Technology designed specifically for the NYPD includes tomography and nuclear detectors on boats, radiation detectors on helicopters and trucks, and detectors on police officers' gun belts therefore sensitive that folks WHO have had medical procedures could trigger them.</text:p>
      <text:p text:style-name="P7"/>
      <text:p text:style-name="P7">5. Supported by the “New royal family town Wireless” Network, DAS performs an enormous vary of functions. <text:s/>At its unleash in 2012, it broached into the feeds of over three,000 cameras positioned throughout Manhattan, assembling a time period police investigation map by sewing along all the feeds.</text:p>
      <text:p text:style-name="P7"/>
      <text:p text:style-name="P7">6. The system integrates various information sources inside the department and makes that data offered to frontline officers for military science functions yet on commanders developing crime bar methods.</text:p>
      <text:p text:style-name="P7"/>
      <text:p text:style-name="P7">7. Its development began in 2008.</text:p>
      <text:p text:style-name="P7"/>
      <text:p text:style-name="P7">8. NYPD has used the system to use a singular combination of analytics and knowledge technology, together with pattern recognition, machine learning, and information visual image, that helps them keep track of crime (In 2013, the general crime index within the town has fallen by six percent).</text:p>
      <text:p text:style-name="P7"/>
      <text:p text:style-name="P7">9. The analytics and research ways designed into DAS change higher situational awareness by watching and issuance alerts on device feeds, like vehicle plate readers and radiation sensors. It helps them to stay track of location of suspicious activity.</text:p>
      <text:p text:style-name="P7"/>
      <text:p text:style-name="P7">10. each automobile traveling through Manhattan was recorded, and every location information was enclosed within the map. <text:s/>If needed, police might target a specific someone and ascertain his or her journey from begin to complete.</text:p>
      <text:p text:style-name="P7"><text:soft-page-break/>In 2012, the town placed many hundred vehicle plate readers on roads and bridges across the big apple.</text:p>
      <text:p text:style-name="P7">The plate readers scanned every car’s plates whereas at the same time looking out national watch lists. If a match is registered, police area unit mechanically notified. Over 2,500 radiation detectors also are mounted throughout the town.</text:p>
      <text:p text:style-name="P7"/>
      <text:p text:style-name="P7">11. DAS has generated calculable savings of $50 million annually.</text:p>
      <text:p text:style-name="P7"/>
      <text:p text:style-name="P7">12. Now-a-days, DAS is additionally employed in life preservation.</text:p>
      <text:p text:style-name="P7"/>
      <text:p text:style-name="P7">13. DAS may be a tool that aggregates the positions of radios, vehicles, craft and animal sensors to supply users with a time period dashboard that depicts the life being protected, the folks and resources protective them, and also the potential criminality threatening them.</text:p>
      <text:p text:style-name="P7"/>
      <text:p text:style-name="P7">14. The system has been put in at six protected life conservation sites since Nov 2016.</text:p>
      <text:p text:style-name="P7"/>
      <text:p text:style-name="P7"><text:tab/> </text:p>
      <text:p text:style-name="P7"/>
      <text:p text:style-name="P7"><text:tab/><text:tab/></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unito sansregular" svg:font-family="'nunito sansregular'"/>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09:38.387788960</meta:creation-date>
    <dc:date>2019-01-19T18:22:54.717170500</dc:date>
    <meta:editing-duration>PT18M2S</meta:editing-duration>
    <meta:editing-cycles>5</meta:editing-cycles>
    <meta:generator>LibreOffice/6.0.6.2$Linux_X86_64 LibreOffice_project/00m0$Build-2</meta:generator>
    <meta:document-statistic meta:table-count="0" meta:image-count="0" meta:object-count="0" meta:page-count="9" meta:paragraph-count="93" meta:word-count="1629" meta:character-count="11080" meta:non-whitespace-character-count="9445"/>
  </office:meta>
</office:document-meta>
</file>